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c9ba4" style:text-align-source="fix" style:repeat-content="false" fo:border="0.74pt solid #000000" style:vertical-align="middle"/>
      <style:paragraph-properties fo:text-align="center"/>
    </style:style>
    <style:style style:name="ce14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ackground-color="#afd095" fo:border="0.74pt solid #000000"/>
    </style:style>
    <style:style style:name="ce4" style:family="table-cell" style:parent-style-name="Default">
      <style:table-cell-properties fo:background-color="#ffb66c" fo:border="0.74pt solid #000000"/>
    </style:style>
    <style:style style:name="ce5" style:family="table-cell" style:parent-style-name="Default">
      <style:table-cell-properties fo:background-color="#b4c7dc" fo:border="0.74pt solid #000000"/>
    </style:style>
    <style:style style:name="ce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2" style:family="table-cell" style:parent-style-name="Default">
      <style:table-cell-properties fo:background-color="transparent" fo:border="0.74pt solid #000000"/>
    </style:style>
    <style:style style:name="ce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euille3" table:style-name="ta1">
        <table:table-column table:style-name="co1" table:default-cell-style-name="ce3"/>
        <table:table-column table:style-name="co1" table:default-cell-style-name="ce4"/>
        <table:table-column table:style-name="co1" table:number-columns-repeated="5" table:default-cell-style-name="ce14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5]*[.$D$3]" office:value-type="float" office:value="324" calcext:value-type="float">
            <text:p>324</text:p>
          </table:table-cell>
          <table:table-cell table:formula="of:=[.B5]*[.$E$3]" office:value-type="float" office:value="1386" calcext:value-type="float">
            <text:p>1386</text:p>
          </table:table-cell>
          <table:table-cell table:formula="of:=[.B5]*[.$F$3]" office:value-type="float" office:value="1152" calcext:value-type="float">
            <text:p>1152</text:p>
          </table:table-cell>
          <table:table-cell table:formula="of:=[.B5]*[.$G$4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6]*[.$D$3]" office:value-type="float" office:value="1386" calcext:value-type="float">
            <text:p>1386</text:p>
          </table:table-cell>
          <table:table-cell table:formula="of:=[.B6]*[.$E$3]" office:value-type="float" office:value="5929" calcext:value-type="float">
            <text:p>5929</text:p>
          </table:table-cell>
          <table:table-cell table:formula="of:=[.B6]*[.$F$3]" office:value-type="float" office:value="4928" calcext:value-type="float">
            <text:p>4928</text:p>
          </table:table-cell>
          <table:table-cell table:formula="of:=[.B6]*[.$G$4]" office:value-type="float" office:value="30800" calcext:value-type="float">
            <text:p>30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7]*[.$D$3]" office:value-type="float" office:value="1152" calcext:value-type="float">
            <text:p>1152</text:p>
          </table:table-cell>
          <table:table-cell table:formula="of:=[.B7]*[.$E$3]" office:value-type="float" office:value="4928" calcext:value-type="float">
            <text:p>4928</text:p>
          </table:table-cell>
          <table:table-cell table:formula="of:=[.B7]*[.$F$3]" office:value-type="float" office:value="4096" calcext:value-type="float">
            <text:p>4096</text:p>
          </table:table-cell>
          <table:table-cell table:formula="of:=[.B7]*[.$G$4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8]*[.$D$3]" office:value-type="float" office:value="756" calcext:value-type="float">
            <text:p>756</text:p>
          </table:table-cell>
          <table:table-cell table:formula="of:=[.B8]*[.$E$3]" office:value-type="float" office:value="3234" calcext:value-type="float">
            <text:p>3234</text:p>
          </table:table-cell>
          <table:table-cell table:formula="of:=[.B8]*[.$F$3]" office:value-type="float" office:value="2688" calcext:value-type="float">
            <text:p>2688</text:p>
          </table:table-cell>
          <table:table-cell table:formula="of:=[.B8]*[.$G$4]" office:value-type="float" office:value="16800" calcext:value-type="float">
            <text:p>16800</text:p>
          </table:table-cell>
          <table:table-cell/>
          <table:table-cell table:formula="of:=SUM([.D5:.G8])" office:value-type="float" office:value="112359" calcext:value-type="float">
            <text:p>112359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14]*[.$D$12]*[.$D$13]" office:value-type="float" office:value="9720" calcext:value-type="float">
            <text:p>9720</text:p>
          </table:table-cell>
          <table:table-cell table:formula="of:=[.C14]*[.$E$12]*[.$E$13]" office:value-type="float" office:value="57750" calcext:value-type="float">
            <text:p>57750</text:p>
          </table:table-cell>
          <table:table-cell table:formula="of:=[.C14]*[.$F$12]*[.$F$13]" office:value-type="float" office:value="76800" calcext:value-type="float">
            <text:p>76800</text:p>
          </table:table-cell>
          <table:table-cell table:formula="of:=[.C14]*[.$G$12]*[.$G$13]" office:value-type="float" office:value="504000" calcext:value-type="float">
            <text:p>504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15]*[.$D$12]*[.$D$13]" office:value-type="float" office:value="41580" calcext:value-type="float">
            <text:p>41580</text:p>
          </table:table-cell>
          <table:table-cell table:formula="of:=[.C15]*[.$E$12]*[.$E$13]" office:value-type="float" office:value="48125" calcext:value-type="float">
            <text:p>48125</text:p>
          </table:table-cell>
          <table:table-cell table:formula="of:=[.C15]*[.$F$12]*[.$F$13]" office:value-type="float" office:value="64000" calcext:value-type="float">
            <text:p>64000</text:p>
          </table:table-cell>
          <table:table-cell table:formula="of:=[.C15]*[.$G$12]*[.$G$13]" office:value-type="float" office:value="420000" calcext:value-type="float">
            <text:p>4200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16]*[.$D$12]*[.$D$13]" office:value-type="float" office:value="34560" calcext:value-type="float">
            <text:p>34560</text:p>
          </table:table-cell>
          <table:table-cell table:formula="of:=[.C16]*[.$E$12]*[.$E$13]" office:value-type="float" office:value="77000" calcext:value-type="float">
            <text:p>77000</text:p>
          </table:table-cell>
          <table:table-cell table:formula="of:=[.C16]*[.$F$12]*[.$F$13]" office:value-type="float" office:value="102400" calcext:value-type="float">
            <text:p>102400</text:p>
          </table:table-cell>
          <table:table-cell table:formula="of:=[.C16]*[.$G$12]*[.$G$13]" office:value-type="float" office:value="672000" calcext:value-type="float">
            <text:p>672000</text:p>
          </table:table-cell>
          <table:table-cell/>
          <table:table-cell office:value-type="string" calcext:value-type="string">
            <text:p>SOMME (volume en M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17]*[.$D$12]*[.$D$13]" office:value-type="float" office:value="22680" calcext:value-type="float">
            <text:p>22680</text:p>
          </table:table-cell>
          <table:table-cell table:formula="of:=[.C17]*[.$E$12]*[.$E$13]" office:value-type="float" office:value="770000" calcext:value-type="float">
            <text:p>770000</text:p>
          </table:table-cell>
          <table:table-cell table:formula="of:=[.C17]*[.$F$12]*[.$F$13]" office:value-type="float" office:value="1024000" calcext:value-type="float">
            <text:p>1024000</text:p>
          </table:table-cell>
          <table:table-cell table:formula="of:=[.C17]*[.$G$12]*[.$G$13]" office:value-type="float" office:value="6720000" calcext:value-type="float">
            <text:p>6720000</text:p>
          </table:table-cell>
          <table:table-cell/>
          <table:table-cell table:formula="of:=SUM([.D14:.G17])" office:value-type="float" office:value="10644615" calcext:value-type="float">
            <text:p>1064461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nombre d’images qui peuvent être générées (reg_inv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B23]*[.$D$21]" office:value-type="float" office:value="324" calcext:value-type="float">
            <text:p>324</text:p>
          </table:table-cell>
          <table:table-cell table:formula="of:=[.B23]*[.$E$21]" office:value-type="float" office:value="1386" calcext:value-type="float">
            <text:p>1386</text:p>
          </table:table-cell>
          <table:table-cell table:formula="of:=[.B23]*[.$F$21]" office:value-type="float" office:value="1152" calcext:value-type="float">
            <text:p>1152</text:p>
          </table:table-cell>
          <table:table-cell table:formula="of:=[.B23]*[.$G$22]" office:value-type="float" office:value="7200" calcext:value-type="float">
            <text:p>72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B24]*[.$D$21]" office:value-type="float" office:value="1386" calcext:value-type="float">
            <text:p>1386</text:p>
          </table:table-cell>
          <table:table-cell table:formula="of:=[.B24]*[.$E$21]" office:value-type="float" office:value="5929" calcext:value-type="float">
            <text:p>5929</text:p>
          </table:table-cell>
          <table:table-cell table:formula="of:=[.B24]*[.$F$21]" office:value-type="float" office:value="4928" calcext:value-type="float">
            <text:p>4928</text:p>
          </table:table-cell>
          <table:table-cell table:formula="of:=[.B24]*[.$G$22]" office:value-type="float" office:value="30800" calcext:value-type="float">
            <text:p>308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B25]*[.$D$21]" office:value-type="float" office:value="1152" calcext:value-type="float">
            <text:p>1152</text:p>
          </table:table-cell>
          <table:table-cell table:formula="of:=[.B25]*[.$E$21]" office:value-type="float" office:value="4928" calcext:value-type="float">
            <text:p>4928</text:p>
          </table:table-cell>
          <table:table-cell table:formula="of:=[.B25]*[.$F$21]" office:value-type="float" office:value="4096" calcext:value-type="float">
            <text:p>4096</text:p>
          </table:table-cell>
          <table:table-cell table:formula="of:=[.B25]*[.$G$22]" office:value-type="float" office:value="25600" calcext:value-type="float">
            <text:p>25600</text:p>
          </table:table-cell>
          <table:table-cell/>
          <table:table-cell office:value-type="string" calcext:value-type="string">
            <text:p>SOMME (nb d’images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B26]*[.$D$21]" office:value-type="float" office:value="756" calcext:value-type="float">
            <text:p>756</text:p>
          </table:table-cell>
          <table:table-cell table:formula="of:=[.B26]*[.$E$21]" office:value-type="float" office:value="3234" calcext:value-type="float">
            <text:p>3234</text:p>
          </table:table-cell>
          <table:table-cell table:formula="of:=[.B26]*[.$F$21]" office:value-type="float" office:value="2688" calcext:value-type="float">
            <text:p>2688</text:p>
          </table:table-cell>
          <table:table-cell table:formula="of:=[.B26]*[.$G$22]" office:value-type="float" office:value="16800" calcext:value-type="float">
            <text:p>16800</text:p>
          </table:table-cell>
          <table:table-cell/>
          <table:table-cell table:formula="of:=SUM([.D23:.G26])" office:value-type="float" office:value="112359" calcext:value-type="float">
            <text:p>112359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images qui peuvent être générées (reg_inv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 table:number-columns-repeated="2"/>
          <table:table-cell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nb</text:p>
          </table:table-cell>
          <table:table-cell/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/>
          <table:table-cell office:value-type="string" calcext:value-type="string">
            <text:p>volume par image (en Mo)</text:p>
          </table:table-cell>
          <table:table-cell table:style-name="ce5" office:value-type="float" office:value="30" calcext:value-type="float">
            <text:p>30</text:p>
          </table:table-cell>
          <table:table-cell table:style-name="ce5" office:value-type="float" office:value="25" calcext:value-type="float">
            <text:p>25</text:p>
          </table:table-cell>
          <table:table-cell table:style-name="ce5" office:value-type="float" office:value="40" calcext:value-type="float">
            <text:p>40</text:p>
          </table:table-cell>
          <table:table-cell table:style-name="ce5" office:value-type="float" office:value="400" calcext:value-type="float">
            <text:p>40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D30]*[.$B$32]*[.$C$32]" office:value-type="float" office:value="9720" calcext:value-type="float">
            <text:p>9720</text:p>
          </table:table-cell>
          <table:table-cell table:formula="of:=[.E30]*[.$B$32]*[.$C$32]" office:value-type="float" office:value="41580" calcext:value-type="float">
            <text:p>41580</text:p>
          </table:table-cell>
          <table:table-cell table:formula="of:=[.F30]*[.$B$32]*[.$C$32]" office:value-type="float" office:value="34560" calcext:value-type="float">
            <text:p>34560</text:p>
          </table:table-cell>
          <table:table-cell table:formula="of:=[.G30]*[.$B$32]*[.$C$32]" office:value-type="float" office:value="22680" calcext:value-type="float">
            <text:p>2268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D30]*[.$B$33]*[.$C$33]" office:value-type="float" office:value="34650" calcext:value-type="float">
            <text:p>34650</text:p>
          </table:table-cell>
          <table:table-cell table:formula="of:=[.E30]*[.$B$33]*[.$C$33]" office:value-type="float" office:value="148225" calcext:value-type="float">
            <text:p>148225</text:p>
          </table:table-cell>
          <table:table-cell table:formula="of:=[.F30]*[.$B$33]*[.$C$33]" office:value-type="float" office:value="123200" calcext:value-type="float">
            <text:p>123200</text:p>
          </table:table-cell>
          <table:table-cell table:formula="of:=[.G30]*[.$B$33]*[.$C$33]" office:value-type="float" office:value="80850" calcext:value-type="float">
            <text:p>8085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D30]*[.$B$34]*[.$C$34]" office:value-type="float" office:value="46080" calcext:value-type="float">
            <text:p>46080</text:p>
          </table:table-cell>
          <table:table-cell table:formula="of:=[.E30]*[.$B$34]*[.$C$34]" office:value-type="float" office:value="197120" calcext:value-type="float">
            <text:p>197120</text:p>
          </table:table-cell>
          <table:table-cell table:formula="of:=[.F30]*[.$B$34]*[.$C$34]" office:value-type="float" office:value="163840" calcext:value-type="float">
            <text:p>163840</text:p>
          </table:table-cell>
          <table:table-cell table:formula="of:=[.G30]*[.$B$34]*[.$C$34]" office:value-type="float" office:value="107520" calcext:value-type="float">
            <text:p>107520</text:p>
          </table:table-cell>
          <table:table-cell/>
          <table:table-cell office:value-type="string" calcext:value-type="string">
            <text:p>SOMME (volume en Mo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D30]*[.$B$35]*[.$C$35]" office:value-type="float" office:value="302400" calcext:value-type="float">
            <text:p>302400</text:p>
          </table:table-cell>
          <table:table-cell table:formula="of:=[.E30]*[.$B$35]*[.$C$35]" office:value-type="float" office:value="1293600" calcext:value-type="float">
            <text:p>1293600</text:p>
          </table:table-cell>
          <table:table-cell table:formula="of:=[.F30]*[.$B$35]*[.$C$35]" office:value-type="float" office:value="1075200" calcext:value-type="float">
            <text:p>1075200</text:p>
          </table:table-cell>
          <table:table-cell table:formula="of:=[.G30]*[.$B$35]*[.$C$35]" office:value-type="float" office:value="705600" calcext:value-type="float">
            <text:p>705600</text:p>
          </table:table-cell>
          <table:table-cell/>
          <table:table-cell table:formula="of:=SUM([.D32:.G35])" office:value-type="float" office:value="4386825" calcext:value-type="float">
            <text:p>4386825</text:p>
          </table:table-cell>
          <table:table-cell table:number-columns-repeated="2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8" table:number-rows-spanned="1">
            <text:p>Estimation du volume occupé par les images des bases de données (en niveau de gris, brain et seg)</text:p>
          </table:table-cell>
          <table:covered-table-cell table:style-name="ce14"/>
          <table:covered-table-cell/>
          <table:covered-table-cell table:number-columns-repeated="4" table:style-name="ce12"/>
          <table:covered-table-cell table:style-name="ce14"/>
          <table:table-cell table:number-columns-repeated="3"/>
        </table:table-row>
        <table:table-row table:style-name="ro1">
          <table:table-cell table:style-name="ce14" table:number-columns-repeated="2"/>
          <table:table-cell table:style-name="ce6" office:value-type="string" calcext:value-type="string" table:number-columns-spanned="2" table:number-rows-spanned="1">
            <text:p>images en NG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images brain</text:p>
          </table:table-cell>
          <table:covered-table-cell table:style-name="ce12"/>
          <table:table-cell table:style-name="ce8" office:value-type="string" calcext:value-type="string" table:number-columns-spanned="2" table:number-rows-spanned="1">
            <text:p>images seg</text:p>
          </table:table-cell>
          <table:covered-table-cell table:style-name="ce14"/>
          <table:table-cell table:number-columns-repeated="3"/>
        </table:table-row>
        <table:table-row table:style-name="ro1">
          <table:table-cell table:style-name="ce14" table:number-columns-repeated="2"/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office:value-type="string" calcext:value-type="string">
            <text:p>volume par image (en Mo)</text:p>
          </table:table-cell>
          <table:table-cell table:style-name="ce12" office:value-type="string" calcext:value-type="string">
            <text:p>volume total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style-name="ce5" office:value-type="float" office:value="30" calcext:value-type="float">
            <text:p>30</text:p>
          </table:table-cell>
          <table:table-cell table:formula="of:=[.C40]*[.B40]" office:value-type="float" office:value="540" calcext:value-type="float">
            <text:p>540</text:p>
          </table:table-cell>
          <table:table-cell table:style-name="ce5" office:value-type="float" office:value="10" calcext:value-type="float">
            <text:p>10</text:p>
          </table:table-cell>
          <table:table-cell table:formula="of:=[.E40]*[.B40]" office:value-type="float" office:value="180" calcext:value-type="float">
            <text:p>180</text:p>
          </table:table-cell>
          <table:table-cell table:style-name="ce5" office:value-type="float" office:value="0.18" calcext:value-type="float">
            <text:p>0,18</text:p>
          </table:table-cell>
          <table:table-cell table:style-name="ce14" table:formula="of:=[.G40]*[.B40]" office:value-type="float" office:value="3.24" calcext:value-type="float">
            <text:p>3,2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style-name="ce5" office:value-type="float" office:value="25" calcext:value-type="float">
            <text:p>25</text:p>
          </table:table-cell>
          <table:table-cell table:formula="of:=[.C41]*[.B41]" office:value-type="float" office:value="1925" calcext:value-type="float">
            <text:p>1925</text:p>
          </table:table-cell>
          <table:table-cell table:style-name="ce5" office:value-type="float" office:value="3.5" calcext:value-type="float">
            <text:p>3,5</text:p>
          </table:table-cell>
          <table:table-cell table:formula="of:=[.E41]*[.B41]" office:value-type="float" office:value="269.5" calcext:value-type="float">
            <text:p>269,5</text:p>
          </table:table-cell>
          <table:table-cell table:style-name="ce5" office:value-type="float" office:value="0.21" calcext:value-type="float">
            <text:p>0,21</text:p>
          </table:table-cell>
          <table:table-cell table:style-name="ce14" table:formula="of:=[.G41]*[.B41]" office:value-type="float" office:value="16.17" calcext:value-type="float">
            <text:p>16,1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40" calcext:value-type="float">
            <text:p>40</text:p>
          </table:table-cell>
          <table:table-cell table:formula="of:=[.C42]*[.B42]" office:value-type="float" office:value="2560" calcext:value-type="float">
            <text:p>2560</text:p>
          </table:table-cell>
          <table:table-cell table:style-name="ce5" office:value-type="float" office:value="5" calcext:value-type="float">
            <text:p>5</text:p>
          </table:table-cell>
          <table:table-cell table:formula="of:=[.E42]*[.B42]" office:value-type="float" office:value="320" calcext:value-type="float">
            <text:p>320</text:p>
          </table:table-cell>
          <table:table-cell table:style-name="ce5" office:value-type="float" office:value="0.25" calcext:value-type="float">
            <text:p>0,25</text:p>
          </table:table-cell>
          <table:table-cell table:style-name="ce14" table:formula="of:=[.G42]*[.B42]" office:value-type="float" office:value="16" calcext:value-type="float">
            <text:p>16</text:p>
          </table:table-cell>
          <table:table-cell/>
          <table:table-cell office:value-type="string" calcext:value-type="string">
            <text:p>SOMME(volume en Mo)</text:p>
          </table:table-cell>
          <table:table-cell/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style-name="ce5" office:value-type="float" office:value="400" calcext:value-type="float">
            <text:p>400</text:p>
          </table:table-cell>
          <table:table-cell table:formula="of:=[.C43]*[.B43]" office:value-type="float" office:value="16800" calcext:value-type="float">
            <text:p>16800</text:p>
          </table:table-cell>
          <table:table-cell table:style-name="ce5" office:value-type="float" office:value="50" calcext:value-type="float">
            <text:p>50</text:p>
          </table:table-cell>
          <table:table-cell table:formula="of:=[.E43]*[.B43]" office:value-type="float" office:value="2100" calcext:value-type="float">
            <text:p>2100</text:p>
          </table:table-cell>
          <table:table-cell table:style-name="ce5" office:value-type="float" office:value="2" calcext:value-type="float">
            <text:p>2</text:p>
          </table:table-cell>
          <table:table-cell table:style-name="ce14" table:formula="of:=[.G43]*[.B43]" office:value-type="float" office:value="84" calcext:value-type="float">
            <text:p>84</text:p>
          </table:table-cell>
          <table:table-cell/>
          <table:table-cell table:formula="of:=SUM([.D40:.D43];[.F40:.F43];[.H40:.H43])" office:value-type="float" office:value="24813.91" calcext:value-type="float">
            <text:p>24813,91</text:p>
          </table:table-cell>
          <table:table-cell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office:value-type="string" calcext:value-type="string">
            <text:p>on ne compte pas les fichiers .mat, qui ont un volume de l’ordre de l’octet</text:p>
          </table:table-cell>
          <table:table-cell table:style-name="Default" table:number-columns-repeated="6"/>
          <table:table-cell table:number-columns-repeated="4"/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Slice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csv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<text:s/>avec autre que kirby en image fixe (Mo)</text:p>
          </table:table-cell>
          <table:table-cell table:style-name="ce14" table:formula="of:=80*0.001" office:value-type="float" office:value="0.08" calcext:value-type="float">
            <text:p>0,08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avec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B50]*[.$C$49]*[.$J$47]*[.$J$48]" office:value-type="float" office:value="25.92" calcext:value-type="float">
            <text:p>25,92</text:p>
          </table:table-cell>
          <table:table-cell table:formula="of:=[.$D$49]*[.B50]*[.$J$47]*[.$J$48]" office:value-type="float" office:value="110.88" calcext:value-type="float">
            <text:p>110,88</text:p>
          </table:table-cell>
          <table:table-cell table:formula="of:=[.$E$49]*[.B50]*[.$J$47]*[.$J$48]" office:value-type="float" office:value="92.16" calcext:value-type="float">
            <text:p>92,16</text:p>
          </table:table-cell>
          <table:table-cell table:formula="of:=[.$F$49]*[.B50]*[.$J$47]*[.$J$49]" office:value-type="float" office:value="151.2" calcext:value-type="float">
            <text:p>151,2</text:p>
          </table:table-cell>
          <table:table-cell table:formula="of:=[.B50]*[.$J$47]*[.$J$48]" office:value-type="float" office:value="1.44" calcext:value-type="float">
            <text:p>1,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B51]*[.$C$49]*[.$J$47]*[.$J$48]" office:value-type="float" office:value="110.88" calcext:value-type="float">
            <text:p>110,88</text:p>
          </table:table-cell>
          <table:table-cell table:formula="of:=[.$D$49]*[.B51]*[.$J$47]*[.$J$48]" office:value-type="float" office:value="474.32" calcext:value-type="float">
            <text:p>474,32</text:p>
          </table:table-cell>
          <table:table-cell table:formula="of:=[.$E$49]*[.B51]*[.$J$47]*[.$J$48]" office:value-type="float" office:value="394.24" calcext:value-type="float">
            <text:p>394,24</text:p>
          </table:table-cell>
          <table:table-cell table:formula="of:=[.$F$49]*[.B51]*[.$J$47]*[.$J$49]" office:value-type="float" office:value="646.8" calcext:value-type="float">
            <text:p>646,8</text:p>
          </table:table-cell>
          <table:table-cell table:formula="of:=[.B51]*[.$J$47]*[.$J$48]" office:value-type="float" office:value="6.16" calcext:value-type="float">
            <text:p>6,1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B52]*[.$C$49]*[.$J$47]*[.$J$48]" office:value-type="float" office:value="92.16" calcext:value-type="float">
            <text:p>92,16</text:p>
          </table:table-cell>
          <table:table-cell table:formula="of:=[.$D$49]*[.B52]*[.$J$47]*[.$J$48]" office:value-type="float" office:value="394.24" calcext:value-type="float">
            <text:p>394,24</text:p>
          </table:table-cell>
          <table:table-cell table:formula="of:=[.$E$49]*[.B52]*[.$J$47]*[.$J$48]" office:value-type="float" office:value="327.68" calcext:value-type="float">
            <text:p>327,68</text:p>
          </table:table-cell>
          <table:table-cell table:formula="of:=[.$F$49]*[.B52]*[.$J$47]*[.$J$49]" office:value-type="float" office:value="537.6" calcext:value-type="float">
            <text:p>537,6</text:p>
          </table:table-cell>
          <table:table-cell table:formula="of:=[.B52]*[.$J$47]*[.$J$48]" office:value-type="float" office:value="5.12" calcext:value-type="float">
            <text:p>5,12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B53]*[.$C$49]*[.$J$47]*[.$J$48]" office:value-type="float" office:value="60.48" calcext:value-type="float">
            <text:p>60,48</text:p>
          </table:table-cell>
          <table:table-cell table:formula="of:=[.$D$49]*[.B53]*[.$J$47]*[.$J$48]" office:value-type="float" office:value="258.72" calcext:value-type="float">
            <text:p>258,72</text:p>
          </table:table-cell>
          <table:table-cell table:formula="of:=[.$E$49]*[.B53]*[.$J$47]*[.$J$48]" office:value-type="float" office:value="215.04" calcext:value-type="float">
            <text:p>215,04</text:p>
          </table:table-cell>
          <table:table-cell table:formula="of:=[.$F$49]*[.B53]*[.$J$47]*[.$J$49]" office:value-type="float" office:value="352.8" calcext:value-type="float">
            <text:p>352,8</text:p>
          </table:table-cell>
          <table:table-cell table:formula="of:=[.B53]*[.$J$47]*[.J49]" office:value-type="float" office:value="8.4" calcext:value-type="float">
            <text:p>8,4</text:p>
          </table:table-cell>
          <table:table-cell/>
          <table:table-cell table:formula="of:=SUM([.C50:.G53])" office:value-type="float" office:value="4266.24" calcext:value-type="float">
            <text:p>4266,24</text:p>
          </table:table-cell>
          <table:table-cell/>
          <table:table-cell table:formula="of:=[.I53]*2" office:value-type="float" office:value="8532.48" calcext:value-type="float">
            <text:p>8532,48</text:p>
          </table:table-cell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Keywords)</text:p>
          </table:table-cell>
          <table:covered-table-cell table:style-name="ce14"/>
          <table:covered-table-cell table:number-columns-repeated="5"/>
          <table:table-cell/>
          <table:table-cell table:style-name="ce14" office:value-type="string" calcext:value-type="string">
            <text:p>nb de csv header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csv coupe par volume</text:p>
          </table:table-cell>
          <table:table-cell table:style-name="ce1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volume occupé par un csv coupe <text:s/>avec autre que kirby en image fixe (Mo)</text:p>
          </table:table-cell>
          <table:table-cell table:style-name="ce14" table:formula="of:=200*0.001" office:value-type="float" office:value="0.2" calcext:value-type="float">
            <text:p>0,2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57]*[.B58]*([.$J$55]*[.$J$59]+[.$J$56]*[.$J$57])" office:value-type="float" office:value="64.8324" calcext:value-type="float">
            <text:p>64,8324</text:p>
          </table:table-cell>
          <table:table-cell table:formula="of:=[.$D$57]*[.B58]*([.$J$55]*[.$J$59]+[.$J$56]*[.$J$57])" office:value-type="float" office:value="277.3386" calcext:value-type="float">
            <text:p>277,3386</text:p>
          </table:table-cell>
          <table:table-cell table:formula="of:=[.$E$57]*[.B58]*([.$J$55]*[.$J$59]+[.$J$56]*[.$J$57])" office:value-type="float" office:value="230.5152" calcext:value-type="float">
            <text:p>230,5152</text:p>
          </table:table-cell>
          <table:table-cell table:formula="of:=[.$F$57]*[.B58]*([.$J$55]*[.$J$59]+[.$J$56]*[.$J$58])" office:value-type="float" office:value="378.0756" calcext:value-type="float">
            <text:p>378,0756</text:p>
          </table:table-cell>
          <table:table-cell table:formula="of:=[.B58]*([.$J$55]*[.$J$59]+[.$J$56]*[.$J$57])" office:value-type="float" office:value="3.6018" calcext:value-type="float">
            <text:p>3,6018</text:p>
          </table:table-cell>
          <table:table-cell/>
          <table:table-cell table:style-name="ce14" office:value-type="string" calcext:value-type="string">
            <text:p>volume occupé par un csv coupeavec kirby en image fixe (Mo)</text:p>
          </table:table-cell>
          <table:table-cell table:style-name="ce14" table:formula="of:=500*0.001" office:value-type="float" office:value="0.5" calcext:value-type="float">
            <text:p>0,5</text:p>
          </table:table-cell>
          <table:table-cell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57]*[.B59]*([.$J$55]*[.$J$59]+[.$J$56]*[.$J$57])" office:value-type="float" office:value="277.3386" calcext:value-type="float">
            <text:p>277,3386</text:p>
          </table:table-cell>
          <table:table-cell table:formula="of:=[.$D$57]*[.B59]*([.$J$55]*[.$J$59]+[.$J$56]*[.$J$57])" office:value-type="float" office:value="1186.3929" calcext:value-type="float">
            <text:p>1186,3929</text:p>
          </table:table-cell>
          <table:table-cell table:formula="of:=[.$E$57]*[.B59]*([.$J$55]*[.$J$59]+[.$J$56]*[.$J$57])" office:value-type="float" office:value="986.0928" calcext:value-type="float">
            <text:p>986,0928</text:p>
          </table:table-cell>
          <table:table-cell table:formula="of:=[.$F$57]*[.B59]*([.$J$55]*[.$J$59]+[.$J$56]*[.$J$58])" office:value-type="float" office:value="1617.3234" calcext:value-type="float">
            <text:p>1617,3234</text:p>
          </table:table-cell>
          <table:table-cell table:formula="of:=[.B59]*([.$J$55]*[.$J$59]+[.$J$56]*[.$J$57])" office:value-type="float" office:value="15.4077" calcext:value-type="float">
            <text:p>15,4077</text:p>
          </table:table-cell>
          <table:table-cell/>
          <table:table-cell table:style-name="ce14" office:value-type="string" calcext:value-type="string">
            <text:p>volume occupé par un csv header</text:p>
          </table:table-cell>
          <table:table-cell table:style-name="ce14" table:formula="of:=100*0.000001" office:value-type="float" office:value="0.0001" calcext:value-type="float">
            <text:p>0,0001</text:p>
          </table:table-cell>
          <table:table-cell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57]*[.B60]*([.$J$55]*[.$J$59]+[.$J$56]*[.$J$57])" office:value-type="float" office:value="230.5152" calcext:value-type="float">
            <text:p>230,5152</text:p>
          </table:table-cell>
          <table:table-cell table:formula="of:=[.$D$57]*[.B60]*([.$J$55]*[.$J$59]+[.$J$56]*[.$J$57])" office:value-type="float" office:value="986.0928" calcext:value-type="float">
            <text:p>986,0928</text:p>
          </table:table-cell>
          <table:table-cell table:formula="of:=[.$E$57]*[.B60]*([.$J$55]*[.$J$59]+[.$J$56]*[.$J$57])" office:value-type="float" office:value="819.6096" calcext:value-type="float">
            <text:p>819,6096</text:p>
          </table:table-cell>
          <table:table-cell table:formula="of:=[.$F$57]*[.B60]*([.$J$55]*[.$J$59]+[.$J$56]*[.$J$58])" office:value-type="float" office:value="1344.2688" calcext:value-type="float">
            <text:p>1344,2688</text:p>
          </table:table-cell>
          <table:table-cell table:formula="of:=[.B60]*([.$J$55]*[.$J$59]+[.$J$56]*[.$J$57])" office:value-type="float" office:value="12.8064" calcext:value-type="float">
            <text:p>12,8064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57]*[.B61]*([.$J$55]*[.$J$59]+[.$J$56]*[.$J$57])" office:value-type="float" office:value="151.2756" calcext:value-type="float">
            <text:p>151,2756</text:p>
          </table:table-cell>
          <table:table-cell table:formula="of:=[.$D$57]*[.B61]*([.$J$55]*[.$J$59]+[.$J$56]*[.$J$57])" office:value-type="float" office:value="647.1234" calcext:value-type="float">
            <text:p>647,1234</text:p>
          </table:table-cell>
          <table:table-cell table:formula="of:=[.$E$57]*[.B61]*([.$J$55]*[.$J$59]+[.$J$56]*[.$J$57])" office:value-type="float" office:value="537.8688" calcext:value-type="float">
            <text:p>537,8688</text:p>
          </table:table-cell>
          <table:table-cell table:formula="of:=[.$F$57]*[.B61]*([.$J$55]*[.$J$59]+[.$J$56]*[.$J$58])" office:value-type="float" office:value="882.1764" calcext:value-type="float">
            <text:p>882,1764</text:p>
          </table:table-cell>
          <table:table-cell table:formula="of:=[.B61]*([.$J$55]*[.$J$59]+[.$J$56]*[.$J$58])" office:value-type="float" office:value="21.0042" calcext:value-type="float">
            <text:p>21,0042</text:p>
          </table:table-cell>
          <table:table-cell/>
          <table:table-cell table:formula="of:=SUM([.C58:.G61])" office:value-type="float" office:value="10669.6602" calcext:value-type="float">
            <text:p>10669,6602</text:p>
          </table:table-cell>
          <table:table-cell/>
          <table:table-cell table:formula="of:=[.I61]*2" office:value-type="float" office:value="21339.3204" calcext:value-type="float">
            <text:p>21339,3204</text:p>
          </table:table-cell>
        </table:table-row>
        <table:table-row table:style-name="ro1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7" table:number-rows-spanned="1">
            <text:p>Estimation du volume occupé par les csv qui peuvent être générées (caption)</text:p>
          </table:table-cell>
          <table:covered-table-cell table:style-name="ce14"/>
          <table:covered-table-cell table:number-columns-repeated="5"/>
          <table:table-cell table:number-columns-repeated="4"/>
        </table:table-row>
        <table:table-row table:style-name="ro1">
          <table:table-cell table:style-name="ce14"/>
          <table:table-cell table:style-name="ce14" office:value-type="string" calcext:value-type="string">
            <text:p>fixes</text:p>
          </table:table-cell>
          <table:table-cell table:style-name="ce3" office:value-type="string" calcext:value-type="string">
            <text:p>IBSR</text:p>
          </table:table-cell>
          <table:table-cell table:style-name="ce3" office:value-type="string" calcext:value-type="string">
            <text:p>OASIS</text:p>
          </table:table-cell>
          <table:table-cell table:style-name="ce3" office:value-type="string" calcext:value-type="string">
            <text:p>IXI</text:p>
          </table:table-cell>
          <table:table-cell table:style-name="ce3" office:value-type="string" calcext:value-type="string">
            <text:p>Kirby</text:p>
          </table:table-cell>
          <table:table-cell table:style-name="ce3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autre que kirby en image fixe (Mo)</text:p>
          </table:table-cell>
          <table:table-cell table:style-name="ce14" office:value-type="float" office:value="640" calcext:value-type="float">
            <text:p>640</text:p>
          </table:table-cell>
          <table:table-cell/>
        </table:table-row>
        <table:table-row table:style-name="ro1">
          <table:table-cell table:style-name="ce14" office:value-type="string" calcext:value-type="string">
            <text:p>mobiles</text:p>
          </table:table-cell>
          <table:table-cell table:style-name="ce14" office:value-type="string" calcext:value-type="string">
            <text:p>nb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77" calcext:value-type="float">
            <text:p>77</text:p>
          </table:table-cell>
          <table:table-cell table:style-name="ce4" office:value-type="float" office:value="64" calcext:value-type="float">
            <text:p>64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/</text:p>
          </table:table-cell>
          <table:table-cell/>
          <table:table-cell table:style-name="ce14" office:value-type="string" calcext:value-type="string">
            <text:p>nb de csv/volume par un csv coupe avec kirby en image fixe (Mo)</text:p>
          </table:table-cell>
          <table:table-cell table:style-name="ce14" office:value-type="float" office:value="1479" calcext:value-type="float">
            <text:p>1479</text:p>
          </table:table-cell>
          <table:table-cell/>
        </table:table-row>
        <table:table-row table:style-name="ro1">
          <table:table-cell office:value-type="string" calcext:value-type="string">
            <text:p>IBSR</text:p>
          </table:table-cell>
          <table:table-cell office:value-type="float" office:value="18" calcext:value-type="float">
            <text:p>18</text:p>
          </table:table-cell>
          <table:table-cell table:formula="of:=[.$C$65]*[.B66]*[.$J$64]*[.$J$66]" office:value-type="float" office:value="414.72" calcext:value-type="float">
            <text:p>414,72</text:p>
          </table:table-cell>
          <table:table-cell table:formula="of:=[.$D$65]*[.B66]*[.$J$64]*[.$J$66]" office:value-type="float" office:value="1774.08" calcext:value-type="float">
            <text:p>1774,08</text:p>
          </table:table-cell>
          <table:table-cell table:formula="of:=[.$E$65]*[.B66]*[.$J$64]*[.$J$66]" office:value-type="float" office:value="1474.56" calcext:value-type="float">
            <text:p>1474,56</text:p>
          </table:table-cell>
          <table:table-cell table:formula="of:=[.$F$65]*[.B66]*[.$J$65]*[.$J$66]" office:value-type="float" office:value="2236.248" calcext:value-type="float">
            <text:p>2236,248</text:p>
          </table:table-cell>
          <table:table-cell table:formula="of:=[.B66]*[.$J$64]*[.$J$66]" office:value-type="float" office:value="23.04" calcext:value-type="float">
            <text:p>23,04</text:p>
          </table:table-cell>
          <table:table-cell/>
          <table:table-cell table:style-name="ce14" office:value-type="string" calcext:value-type="string">
            <text:p>volume occupé par un csv </text:p>
          </table:table-cell>
          <table:table-cell table:style-name="ce14" table:formula="of:=2*0.001" office:value-type="float" office:value="0.002" calcext:value-type="float">
            <text:p>0,002</text:p>
          </table:table-cell>
          <table:table-cell/>
        </table:table-row>
        <table:table-row table:style-name="ro1">
          <table:table-cell office:value-type="string" calcext:value-type="string">
            <text:p>OASIS</text:p>
          </table:table-cell>
          <table:table-cell office:value-type="float" office:value="77" calcext:value-type="float">
            <text:p>77</text:p>
          </table:table-cell>
          <table:table-cell table:formula="of:=[.$C$65]*[.B67]*[.$J$64]*[.$J$66]" office:value-type="float" office:value="1774.08" calcext:value-type="float">
            <text:p>1774,08</text:p>
          </table:table-cell>
          <table:table-cell table:formula="of:=[.$D$65]*[.B67]*[.$J$64]*[.$J$66]" office:value-type="float" office:value="7589.12" calcext:value-type="float">
            <text:p>7589,12</text:p>
          </table:table-cell>
          <table:table-cell table:formula="of:=[.$E$65]*[.B67]*[.$J$64]*[.$J$66]" office:value-type="float" office:value="6307.84" calcext:value-type="float">
            <text:p>6307,84</text:p>
          </table:table-cell>
          <table:table-cell table:formula="of:=[.$F$65]*[.B67]*[.$J$65]*[.$J$66]" office:value-type="float" office:value="9566.172" calcext:value-type="float">
            <text:p>9566,172</text:p>
          </table:table-cell>
          <table:table-cell table:formula="of:=[.B67]*[.$J$64]*[.$J$66]" office:value-type="float" office:value="98.56" calcext:value-type="float">
            <text:p>98,5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XI</text:p>
          </table:table-cell>
          <table:table-cell office:value-type="float" office:value="64" calcext:value-type="float">
            <text:p>64</text:p>
          </table:table-cell>
          <table:table-cell table:formula="of:=[.$C$65]*[.B68]*[.$J$64]*[.$J$66]" office:value-type="float" office:value="1474.56" calcext:value-type="float">
            <text:p>1474,56</text:p>
          </table:table-cell>
          <table:table-cell table:formula="of:=[.$D$65]*[.B68]*[.$J$64]*[.$J$66]" office:value-type="float" office:value="6307.84" calcext:value-type="float">
            <text:p>6307,84</text:p>
          </table:table-cell>
          <table:table-cell table:formula="of:=[.$E$65]*[.B68]*[.$J$64]*[.$J$66]" office:value-type="float" office:value="5242.88" calcext:value-type="float">
            <text:p>5242,88</text:p>
          </table:table-cell>
          <table:table-cell table:formula="of:=[.$F$65]*[.B68]*[.$J$65]*[.$J$66]" office:value-type="float" office:value="7951.104" calcext:value-type="float">
            <text:p>7951,104</text:p>
          </table:table-cell>
          <table:table-cell table:formula="of:=[.B68]*[.$J$64]*[.$J$66]" office:value-type="float" office:value="81.92" calcext:value-type="float">
            <text:p>81,92</text:p>
          </table:table-cell>
          <table:table-cell/>
          <table:table-cell office:value-type="string" calcext:value-type="string">
            <text:p>SOMME (volume en Mo)</text:p>
          </table:table-cell>
          <table:table-cell/>
          <table:table-cell office:value-type="string" calcext:value-type="string">
            <text:p>SOMME (reg+reg_inv)</text:p>
          </table:table-cell>
        </table:table-row>
        <table:table-row table:style-name="ro1">
          <table:table-cell office:value-type="string" calcext:value-type="string">
            <text:p>Kibry</text:p>
          </table:table-cell>
          <table:table-cell office:value-type="float" office:value="42" calcext:value-type="float">
            <text:p>42</text:p>
          </table:table-cell>
          <table:table-cell table:formula="of:=[.$C$65]*[.B69]*[.$J$64]*[.$J$66]" office:value-type="float" office:value="967.68" calcext:value-type="float">
            <text:p>967,68</text:p>
          </table:table-cell>
          <table:table-cell table:formula="of:=[.$D$65]*[.B69]*[.$J$64]*[.$J$66]" office:value-type="float" office:value="4139.52" calcext:value-type="float">
            <text:p>4139,52</text:p>
          </table:table-cell>
          <table:table-cell table:formula="of:=[.$E$65]*[.B69]*[.$J$64]*[.$J$66]" office:value-type="float" office:value="3440.64" calcext:value-type="float">
            <text:p>3440,64</text:p>
          </table:table-cell>
          <table:table-cell table:formula="of:=[.$F$65]*[.B69]*[.$J$65]*[.$J$66]" office:value-type="float" office:value="5217.912" calcext:value-type="float">
            <text:p>5217,912</text:p>
          </table:table-cell>
          <table:table-cell table:formula="of:=[.B69]*[.$J$65]*[.$J$66]" office:value-type="float" office:value="124.236" calcext:value-type="float">
            <text:p>124,236</text:p>
          </table:table-cell>
          <table:table-cell/>
          <table:table-cell table:formula="of:=SUM([.C66:.G69])" office:value-type="float" office:value="66206.712" calcext:value-type="float">
            <text:p>66206,712</text:p>
          </table:table-cell>
          <table:table-cell/>
          <table:table-cell table:formula="of:=[.I69]*2" office:value-type="float" office:value="132413.424" calcext:value-type="float">
            <text:p>132413,424</text:p>
          </table:table-cell>
        </table:table-row>
        <table:table-row table:style-name="ro1" table:number-rows-repeated="2">
          <table:table-cell table:style-name="Default" table:number-columns-repeated="7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office:value-type="string" calcext:value-type="string">
            <text:p>en Mo</text:p>
          </table:table-cell>
          <table:table-cell office:value-type="string" calcext:value-type="string">
            <text:p>en Go</text:p>
          </table:table-cell>
          <table:table-cell office:value-type="string" calcext:value-type="string">
            <text:p>en To</text:p>
          </table:table-cell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 office:value-type="string" calcext:value-type="string">
            <text:p>SOMME TOTALE (en Mo)</text:p>
          </table:table-cell>
          <table:table-cell table:formula="of:=SUM([.I17];[.I35];[.J43];[.K53];[.K61];[.K69])" office:value-type="float" office:value="15218539.1344" calcext:value-type="float">
            <text:p>15218539,1344</text:p>
          </table:table-cell>
          <table:table-cell table:formula="of:=[.D73]*0.001" office:value-type="float" office:value="15218.5391344" calcext:value-type="float">
            <text:p>15218,5391344</text:p>
          </table:table-cell>
          <table:table-cell table:formula="of:=[.E73]*0.001" office:value-type="float" office:value="15.2185391344" calcext:value-type="float">
            <text:p>15,2185391344</text:p>
          </table:table-cell>
          <table:table-cell table:style-name="Default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19T10:30:08.365817709</meta:creation-date>
    <dc:date>2024-01-30T11:57:23.521022117</dc:date>
    <meta:editing-duration>PT2H34M51S</meta:editing-duration>
    <meta:editing-cycles>55</meta:editing-cycles>
    <meta:generator>LibreOffice/7.3.7.2$Linux_X86_64 LibreOffice_project/30$Build-2</meta:generator>
    <meta:document-statistic meta:table-count="1" meta:cell-count="400" meta:object-count="0"/>
  </office:meta>
</office:document-meta>
</file>